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E0000033D8C3526E381570C06.png" manifest:media-type="image/png"/>
  <manifest:file-entry manifest:full-path="Pictures/100002010000046A00000263B08A870F721C0B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cm, 1.132cm, 0cm, 22.27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653cm, 29.002cm, 8.527cm, 4.914cm)" draw:image-opacity="100%" style:mirror="none"/>
    </style:style>
    <style:style style:name="gr3" style:family="graphic" style:parent-style-name="standard">
      <style:graphic-properties draw:stroke="none" draw:fill="none" fo:min-height="0.47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29cm" svg:height="12.592cm" svg:x="2.526cm" svg:y="1.635cm">
          <draw:image xlink:href="Pictures/100002010000046A00000263B08A870F721C0B25.png" xlink:type="simple" xlink:show="embed" xlink:actuate="onLoad" draw:mime-type="image/png">
            <text:p/>
          </draw:image>
        </draw:frame>
        <draw:frame draw:style-name="gr2" draw:text-style-name="P1" draw:layer="layout" svg:width="4.127cm" svg:height="0.951cm" svg:x="1.908cm" svg:y="12.205cm">
          <draw:image xlink:href="Pictures/100002010000046A00000263B08A870F721C0B25.png" xlink:type="simple" xlink:show="embed" xlink:actuate="onLoad" draw:mime-type="image/png">
            <text:p/>
          </draw:image>
        </draw:frame>
        <draw:frame draw:style-name="gr3" draw:text-style-name="P2" draw:layer="layout" svg:width="12.88cm" svg:height="0.726cm" svg:x="1.942cm" svg:y="0.152cm">
          <draw:text-box>
            <text:p><text:span text:style-name="T1">Annotation of Bio.tools entries by EDAM concepts - Venn diagram</text:span></text:p>
          </draw:text-box>
        </draw:frame>
      </draw:page>
      <draw:page draw:name="page2" draw:style-name="dp1" draw:master-page-name="Default">
        <draw:frame draw:style-name="gr3" draw:text-style-name="P2" draw:layer="layout" svg:width="12.173cm" svg:height="0.726cm" svg:x="2.296cm" svg:y="0.143cm">
          <draw:text-box>
            <text:p><text:span text:style-name="T2">Annotation of Bio.tools entries by EDAM concepts - </text:span><text:span text:style-name="T1">Upset plot</text:span></text:p>
          </draw:text-box>
        </draw:frame>
        <draw:frame draw:style-name="gr4" draw:text-style-name="P3" draw:layer="layout" svg:width="16.16cm" svg:height="14.985cm" svg:x="0.302cm" svg:y="-0.017cm">
          <draw:image xlink:href="Pictures/100002010000037E0000033D8C3526E381570C0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14.9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16:11:19.228969835</meta:creation-date>
    <dc:date>2022-12-14T15:57:45.518501516</dc:date>
    <meta:editing-duration>PT2H55M28S</meta:editing-duration>
    <meta:editing-cycles>21</meta:editing-cycles>
    <meta:generator>LibreOffice/7.1.7.2$Linux_X86_64 LibreOffice_project/10$Build-2</meta:generator>
    <meta:document-statistic meta:object-count="5"/>
  </office:meta>
</office:document-meta>
</file>